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ObjectReplacements/Object 1" manifest:media-type=""/>
  <manifest:file-entry manifest:full-path="Object 1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)" style:num-format="1">
        <style:list-level-properties text:space-before="0.25in" text:min-label-width="0.302in" text:list-level-position-and-space-mode="label-alignment">
          <style:list-level-label-alignment text:label-followed-by="listtab" fo:margin-left="0.552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75in" style:use-optimal-column-width="false"/>
    </style:style>
    <style:style style:name="TableColumn3" style:family="table-column">
      <style:table-column-properties style:column-width="4.25in" style:use-optimal-column-width="false"/>
    </style:style>
    <style:style style:name="TableColumn4" style:family="table-column">
      <style:table-column-properties style:column-width="0.9388in" style:use-optimal-column-width="false"/>
    </style:style>
    <style:style style:name="TableColumn5" style:family="table-column">
      <style:table-column-properties style:column-width="0.8173in" style:use-optimal-column-width="false"/>
    </style:style>
    <style:style style:name="Table1" style:family="table" style:master-page-name="MP0">
      <style:table-properties style:width="7.0812in" fo:margin-left="0in" table:align="left"/>
    </style:style>
    <style:style style:name="TableRow6" style:family="table-row">
      <style:table-row-properties style:min-row-height="0.1131in" style:use-optimal-row-height="false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/>
      <style:text-properties style:font-name="Arial" style:font-name-complex="Arial"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16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text-properties style:font-name="Arial" style:font-name-complex="Arial" fo:font-weight="bold" style:font-weight-asian="bold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text-properties style:font-name="Arial" style:font-name-complex="Arial" fo:font-weight="bold" style:font-weight-asian="bold"/>
    </style:style>
    <style:style style:name="TableRow21" style:family="table-row">
      <style:table-row-properties style:min-row-height="0.1006in"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text-properties style:font-name="Arial" style:font-name-complex="Arial" fo:font-weight="bold" style:font-weight-asian="bold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/>
      <style:text-properties style:font-name="Arial Narrow" style:font-name-complex="Arial" fo:font-weight="bold" style:font-weight-asian="bold" fo:font-size="16pt" style:font-size-asian="16pt" style:font-size-complex="16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text-properties style:font-name="Arial" style:font-name-complex="Arial" fo:font-weight="bold" style:font-weight-asian="bold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text-properties style:font-name="Arial" style:font-name-complex="Arial" fo:font-weight="bold" style:font-weight-asian="bold"/>
    </style:style>
    <style:style style:name="TableColumn31" style:family="table-column">
      <style:table-column-properties style:column-width="7.2in"/>
    </style:style>
    <style:style style:name="Table30" style:family="table">
      <style:table-properties style:width="7.2in" fo:margin-left="0in" table:align="left"/>
    </style:style>
    <style:style style:name="TableRow32" style:family="table-row">
      <style:table-row-properties/>
    </style:style>
    <style:style style:name="TableCell33" style:family="table-cell">
      <style:table-cell-properties fo:border="0.0104in solid #000080" fo:background-color="#000080" style:writing-mode="lr-tb" fo:padding-top="0in" fo:padding-left="0.075in" fo:padding-bottom="0in" fo:padding-right="0.075in"/>
    </style:style>
    <style:style style:name="T34" style:parent-style-name="Policepardéfaut" style:family="text">
      <style:text-properties style:font-name="Arial Narrow" style:font-name-complex="Arial" fo:font-weight="bold" style:font-weight-asian="bold" style:font-weight-complex="bold" fo:color="#FFFFFF" fo:font-size="14pt" style:font-size-asian="14pt" style:font-size-complex="14pt"/>
    </style:style>
    <style:style style:name="TableRow35" style:family="table-row">
      <style:table-row-properties style:min-row-height="8.2013in"/>
    </style:style>
    <style:style style:name="TableCell36" style:family="table-cell">
      <style:table-cell-properties fo:border="0.0104in solid #00008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/>
    </style:style>
    <style:style style:name="P38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P39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40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41" style:parent-style-name="Policepardéfau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42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43" style:parent-style-name="Policepardéfau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44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45" style:parent-style-name="Policepardéfau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46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47" style:parent-style-name="Policepardéfau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48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49" style:parent-style-name="Policepardéfau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50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51" style:parent-style-name="Policepardéfau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52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53" style:parent-style-name="Policepardéfau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54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55" style:parent-style-name="Policepardéfau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56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57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58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59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60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61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62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63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64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65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66" style:parent-style-name="Policepardéfau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67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68" style:parent-style-name="Policepardéfau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69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70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71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72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73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74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75" style:parent-style-name="Policepardéfau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76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77" style:parent-style-name="Policepardéfau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78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79" style:parent-style-name="Policepardéfau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80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81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82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83" style:parent-style-name="Policepardéfau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84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85" style:parent-style-name="Policepardéfau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86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87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88" style:parent-style-name="Policepardéfau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89" style:parent-style-name="Policepardéfau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90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91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92" style:parent-style-name="Policepardéfau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93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94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95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96" style:parent-style-name="Policepardéfau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97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98" style:parent-style-name="Policepardéfau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99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100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101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102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103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104" style:parent-style-name="Policepardéfau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105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106" style:parent-style-name="Policepardéfau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107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108" style:parent-style-name="Policepardéfau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109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110" style:parent-style-name="Policepardéfau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111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112" style:parent-style-name="Policepardéfau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113" style:parent-style-name="Policepardéfau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114" style:parent-style-name="Policepardéfau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115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116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117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118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119" style:parent-style-name="Policepardéfau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120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121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122" style:parent-style-name="Policepardéfau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123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124" style:parent-style-name="Policepardéfau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125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126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127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128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129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130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131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132" style:parent-style-name="Policepardéfau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133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134" style:parent-style-name="Policepardéfau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135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136" style:parent-style-name="Policepardéfaut" style:family="text">
      <style:text-properties style:font-name="Courier New" style:font-name-complex="Courier New" fo:font-size="10pt" style:font-size-asian="10pt" style:font-size-complex="10pt" fo:background-color="#FFFF00"/>
    </style:style>
    <style:style style:name="T137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P138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P139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P140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P141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142" style:parent-style-name="Policepardéfaut" style:family="text"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T143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P144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P145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P146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P147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P148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P149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P150" style:parent-style-name="Normal" style:family="paragraph"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P151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P152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153" style:parent-style-name="Policepardéfaut" style:family="text"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T154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155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T156" style:parent-style-name="Policepardéfaut" style:family="text">
      <style:text-properties style:font-name="Courier New" style:font-name-complex="Courier New" fo:font-size="10pt" style:font-size-asian="10pt" style:font-size-complex="10pt"/>
    </style:style>
    <style:style style:name="P157" style:parent-style-name="Normal" style:family="paragraph">
      <style:text-properties style:font-name="Courier New" style:font-name-complex="Courier New" fo:font-size="10pt" style:font-size-asian="10pt" style:font-size-complex="10pt"/>
    </style:style>
    <style:style style:name="T158" style:parent-style-name="Policepardéfaut" style:family="text"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T159" style:parent-style-name="Policepardéfaut" style:family="text">
      <style:text-properties style:font-name="Courier New" style:font-name-complex="Courier New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Atelier<text:s/>1</text:p>
          </table:table-cell>
          <table:table-cell table:style-name="TableCell15">
            <text:p text:style-name="Normal"><text:span text:style-name="T16">Modélisation des structures élémentaires statiques</text:span></text:p>
          </table:table-cell>
          <table:table-cell table:style-name="TableCell17">
            <text:p text:style-name="P18">Niveau :</text:p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Sujet<text:s/>7</text:p>
          </table:table-cell>
          <table:table-cell table:style-name="TableCell24">
            <text:p text:style-name="P25">Compagnie aérienne</text:p>
          </table:table-cell>
          <table:table-cell table:style-name="TableCell26">
            <text:p text:style-name="P27">Langage :</text:p>
          </table:table-cell>
          <table:table-cell table:style-name="TableCell28">
            <text:p text:style-name="P29">UML</text:p>
          </table:table-cell>
        </table:table-row>
      </table:table>
      <text:p text:style-name="Normal"/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Normal"><text:span text:style-name="T34">Enoncé</text:span></text:p>
          </table:table-cell>
        </table:table-row>
        <table:table-row table:style-name="TableRow35">
          <table:table-cell table:style-name="TableCell36">
            <text:p text:style-name="P37"><draw:frame draw:z-index="0" draw:id="id0" draw:style-name="a1" draw:name="Picture 1" text:anchor-type="as-char" svg:x="0in" svg:y="0in" svg:width="1.91667in" svg:height="1.09167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      <text:p text:style-name="P38"/>
            <text:p text:style-name="P39">Une compagnie aérienne veut mettre en œuvre<text:s/>une<text:s/>base de données pour gérer ses différents vols.<text:s/></text:p>
            <text:p text:style-name="Normal"><text:span text:style-name="T40">Un<text:s/></text:span><text:span text:style-name="T41">VOL</text:span><text:span text:style-name="T42"><text:s/>est un parcours aérien caractérisé par un<text:s/></text:span><text:span text:style-name="T43">NUMERO</text:span><text:span text:style-name="T44">, une<text:s/></text:span><text:span text:style-name="T45">VILLE-DEPART</text:span><text:span text:style-name="T46">, une<text:s/></text:span><text:span text:style-name="T47">VILLE-ARRIVEE</text:span><text:span text:style-name="T48">, une<text:s/></text:span><text:span text:style-name="T49">HEURE-DEPART</text:span><text:span text:style-name="T50">, une<text:s/></text:span><text:span text:style-name="T51">HEURE-ARRIVEE</text:span><text:span text:style-name="T52">, une<text:s/></text:span><text:span text:style-name="T53">DISTANCE</text:span><text:span text:style-name="T54">, une<text:s/></text:span><text:span text:style-name="T55">FREQUENCE</text:span><text:span text:style-name="T56">.<text:s/></text:span></text:p>
            <text:p text:style-name="Normal"><text:span text:style-name="T57">Lorsqu'</text:span><text:span text:style-name="T58">un</text:span><text:span text:style-name="T59"><text:s/>VOL est programmé pour<text:s/></text:span><text:span text:style-name="T60">une</text:span><text:span text:style-name="T61"><text:s/>DATE<text:s/></text:span><text:span text:style-name="T62">déterminée</text:span><text:span text:style-name="T63"><text:s/>il constitue<text:s/></text:span><text:span text:style-name="T64">un</text:span><text:span text:style-name="T65"><text:s/></text:span><text:span text:style-name="T66">DEPART</text:span><text:span text:style-name="T67">. Un<text:s/></text:span><text:span text:style-name="T68">VOL</text:span><text:span text:style-name="T69"><text:s/>n'est progra</text:span><text:span text:style-name="T70">mmé</text:span><text:span text:style-name="T71"><text:s/>qu'une</text:span><text:span text:style-name="T72"><text:s/>seule fois dans une journée à<text:s/></text:span><text:span text:style-name="T73">l'heure prévue.<text:s/></text:span></text:p>
            <text:p text:style-name="Normal"><text:span text:style-name="T74">Un certain nombre de<text:s/></text:span><text:span text:style-name="T75">PASSAGERS</text:span><text:span text:style-name="T76"><text:s/>peut être enregistré pour un<text:s/></text:span><text:span text:style-name="T77">DEPART</text:span><text:span text:style-name="T78">. Un<text:s/></text:span><text:span text:style-name="T79">PASSAGER</text:span><text:span text:style-name="T80"><text:s/>est caract</text:span><text:span text:style-name="T81">érisé</text:span><text:span text:style-name="T82"><text:s/>par son<text:s/></text:span><text:span text:style-name="T83">NOM</text:span><text:span text:style-name="T84">, son<text:s/></text:span><text:span text:style-name="T85">ADRESSE</text:span><text:span text:style-name="T86"><text:s/>et<text:s/></text:span><text:span text:style-name="T87">un<text:s/></text:span><text:span text:style-name="T88">NO-</text:span><text:span text:style-name="T89">TELEPHONE</text:span><text:span text:style-name="T90">.<text:s/></text:span></text:p>
            <text:p text:style-name="Normal"><text:span text:style-name="T91">Un<text:s/></text:span><text:span text:style-name="T92">AVION</text:span><text:span text:style-name="T93"><text:s/>est affecté<text:s/></text:span><text:span text:style-name="T94">à</text:span><text:span text:style-name="T95"><text:s/>chaque<text:s/></text:span><text:span text:style-name="T96">DEPART</text:span><text:span text:style-name="T97">. Un<text:s/></text:span><text:span text:style-name="T98">AVION</text:span><text:span text:style-name="T99"><text:s/>est<text:s/></text:span><text:span text:style-name="T100">caractérisé</text:span><text:span text:style-name="T101"><text:s/>par<text:s/></text:span><text:span text:style-name="T102">un</text:span><text:span text:style-name="T103"><text:s/></text:span><text:span text:style-name="T104">NUMERO</text:span><text:span text:style-name="T105">, un<text:s/></text:span><text:span text:style-name="T106">TYPE</text:span><text:span text:style-name="T107">, une<text:s/></text:span><text:span text:style-name="T108">CAPACITE</text:span><text:span text:style-name="T109">. Un<text:s/></text:span><text:span text:style-name="T110">AVION</text:span><text:span text:style-name="T111"><text:s/>utilise une certaine<text:s/></text:span><text:span text:style-name="T112">QUAN</text:span><text:span text:style-name="T113">TI</text:span><text:span text:style-name="T114">TE DE CARBURANT</text:span><text:span text:style-name="T115"><text:s/>pour accomplir le trajet. Cette derni</text:span><text:span text:style-name="T116">ère<text:s/></text:span><text:span text:style-name="T117">dépend des conditions a</text:span><text:span text:style-name="T118">tmosphériques, donc de la<text:s/></text:span><text:span text:style-name="T119">DATE</text:span><text:span text:style-name="T120">.</text:span></text:p>
            <text:p text:style-name="Normal"><text:span text:style-name="T121">Un certain nombre de<text:s/></text:span><text:span text:style-name="T122">PERSONNELS</text:span><text:span text:style-name="T123"><text:s/>est affecté Il chaque<text:s/></text:span><text:span text:style-name="T124">DEPART</text:span><text:span text:style-name="T125">. On distingue les personnels navigants de</text:span><text:span text:style-name="T126">s personnels non navigants. Parmi</text:span><text:span text:style-name="T127"><text:s/>ces derniers, on distingue le(s) pilote(</text:span><text:span text:style-name="T128">s). Un membre du per</text:span><text:span text:style-name="T129">sonnel est caract</text:span><text:span text:style-name="T130">érisé</text:span><text:span text:style-name="T131"><text:s/>par son<text:s/></text:span><text:span text:style-name="T132">NOM</text:span><text:span text:style-name="T133">, son<text:s/></text:span><text:span text:style-name="T134">ADRESSE</text:span><text:span text:style-name="T135">, son<text:s/></text:span><text:span text:style-name="T136">NO-TELEPHONE</text:span><text:span text:style-name="T137">.<text:s/></text:span></text:p>
            <text:p text:style-name="P138"/>
            <text:p text:style-name="P139"/>
            <text:p text:style-name="P140"/>
            <text:p text:style-name="P141"/>
            <text:p text:style-name="Normal"><text:span text:style-name="T142">1)</text:span><text:span text:style-name="T143"><text:s/>On désire utiliser cette base pour produire (entre autres) les listes suivantes :<text:s/></text:span></text:p>
            <text:list text:style-name="LFO9" text:continue-numbering="true">
              <text:list-item>
                <text:p text:style-name="P144">passagers enregistrés pour un départ,<text:s/></text:p>
              </text:list-item>
              <text:list-item>
                <text:p text:style-name="P145">personnels affectés Il un départ pour chacune des trois catégories,<text:s/></text:p>
              </text:list-item>
              <text:list-item>
                <text:p text:style-name="P146">départs programmés pour ml vol donné,<text:s/></text:p>
              </text:list-item>
              <text:list-item>
                <text:p text:style-name="P147">départs assignés Il un avion donné pour la semaine à venir,<text:s/></text:p>
              </text:list-item>
              <text:list-item>
                <text:p text:style-name="P148">caractéristiques du vol correspondant à un départ.<text:s/></text:p>
              </text:list-item>
            </text:list>
            <text:p text:style-name="P149"/>
            <text:p text:style-name="P150">Proposer un diagramme de classes UML pour cette base (tous les éléments figurant en majuscules dans l'énoncé doivent être pris en compte).<text:s/></text:p>
            <text:p text:style-name="P151"/>
            <text:p text:style-name="P152"/>
            <text:p text:style-name="Normal"><text:span text:style-name="T153">2)</text:span><text:span text:style-name="T154"><text:s/>Un VOL peut en fait être constitué de plusieurs tronçons. Par ailleurs on souhaite pouvoir établir pour chaque<text:s/></text:span><text:span text:style-name="T155">VILLE</text:span><text:span text:style-name="T156"><text:s/>les vols au départ et les vols Il l'arrivée.<text:s/></text:span></text:p>
            <text:p text:style-name="P157"/>
            <text:p text:style-name="Normal"><text:span text:style-name="T158">Suggérer une amélioration du modèle précédent pour prendre en compte ces deux aspects.</text:span><text:s/></text:p>
            <text:p text:style-name="Normal"/>
            <text:p text:style-name="Normal"><text:span text:style-name="T159">Bon courage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2" style:display-name="Titre 2" style:family="paragraph" style:parent-style-name="Normal" style:default-outline-level="2">
      <style:paragraph-properties fo:margin-top="0.0694in" fo:margin-bottom="0.0694in"/>
      <style:text-properties style:font-name="Verdana" fo:font-size="16pt" style:font-size-asian="16pt" style:font-size-complex="16pt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fo:hyphenate="false"/>
    </style:style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Lienhypertexte" style:display-name="Lien hypertexte" style:family="text" style:parent-style-name="Policepardéfaut">
      <style:text-properties style:text-line-through-type="none" fo:color="#4858A8" style:text-underline-type="non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ourier New" style:font-name-complex="Courier New" fo:font-weight="normal" style:font-weight-asian="norma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9LVL1" style:family="text">
      <style:text-properties style:font-name="Courier New" style:font-name-complex="Courier New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)" style:num-format="1">
        <style:list-level-properties text:space-before="0.25in" text:min-label-width="0.302in" text:list-level-position-and-space-mode="label-alignment">
          <style:list-level-label-alignment text:label-followed-by="listtab" fo:margin-left="0.552in" fo:text-indent="-0.302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625in" fo:margin-bottom="0.5527in" fo:margin-right="0.64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166in"/>
      </style:header-style>
      <style:footer-style>
        <style:header-footer-properties style:dynamic-spacing="true" fo:min-height="0.5708in"/>
      </style:footer-style>
    </style:page-layout>
    <style:style style:name="P9" style:parent-style-name="Pieddepage" style:family="paragraph">
      <style:paragraph-properties fo:text-align="end"/>
      <style:text-properties style:font-name="Courier New" style:font-name-complex="Courier New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0" style:parent-style-name="Pieddepage" style:family="paragraph">
      <style:paragraph-properties fo:text-align="end"/>
    </style:style>
    <style:style style:name="T11" style:parent-style-name="Policepardéfaut" style:family="text"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T12" style:parent-style-name="Policepardéfaut" style:family="text"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T13" style:parent-style-name="Policepardéfaut" style:family="text">
      <style:text-properties style:font-name="Courier New" style:font-name-complex="Courier New" fo:font-weight="bold" style:font-weight-asian="bold" fo:font-size="10pt" style:font-size-asian="10pt" style:font-size-complex="10pt"/>
    </style:style>
    <style:style style:name="T14" style:parent-style-name="Policepardéfaut" style:family="text">
      <style:text-properties style:font-name="Courier New" style:font-name-complex="Courier New" fo:font-weight="bold" style:font-weight-asian="bold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En-tête"><draw:frame draw:style-name="a0" draw:name="Image 2" text:anchor-type="as-char" svg:x="0in" svg:y="0in" svg:width="6.99167in" svg:height="0.53333in" style:rel-width="scale" style:rel-height="scale"><draw:image xlink:href="media/image1.png" xlink:type="simple" xlink:show="embed" xlink:actuate="onLoad"/><svg:title/><svg:desc>Logo_1</svg:desc></draw:frame></text:p>
      </style:header>
      <style:footer>
        <text:p text:style-name="P9">Enoncé<text:s/>7 :<text:s/>Compagnie aérienne___________<text:s/>__________________________________________</text:p>
        <text:p text:style-name="P10"><text:span text:style-name="T11">Page<text:s/></text:span><text:span text:style-name="T12"><text:page-number text:fixed="false">1</text:page-number></text:span><text:span text:style-name="T13"><text:s/>sur<text:s/></text:span><text:span text:style-name="T14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ujet :</dc:title>
    <dc:description/>
    <dc:subject/>
    <meta:initial-creator>Christophe</meta:initial-creator>
    <dc:creator>Renaud BERNARD</dc:creator>
    <meta:creation-date>2018-01-31T08:23:00Z</meta:creation-date>
    <dc:date>2018-01-31T08:24:00Z</dc:date>
    <meta:print-date>2018-01-31T08:23:00Z</meta:print-date>
    <meta:template xlink:href="Normal.dotm" xlink:type="simple"/>
    <meta:editing-cycles>3</meta:editing-cycles>
    <meta:editing-duration>PT120S</meta:editing-duration>
    <meta:document-statistic meta:page-count="1" meta:paragraph-count="3" meta:word-count="303" meta:character-count="1971" meta:row-count="13" meta:non-whitespace-character-count="1671"/>
  </office:meta>
</office:document-meta>
</file>